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00000002AA3F5E97AFD73C787E.jpg" manifest:media-type="image/jpeg"/>
  <manifest:file-entry manifest:full-path="Pictures/10000000000004B0000002A34F60D260DBEAF40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627cm" svg:height="4.852cm" svg:x="6.1cm" svg:y="6.9cm">
          <draw:image xlink:href="Pictures/10000000000004B0000002A34F60D260DBEAF403.jpg" xlink:type="simple" xlink:show="embed" xlink:actuate="onLoad" loext:mime-type="image/jpeg">
            <text:p/>
          </draw:image>
        </draw:frame>
        <draw:frame draw:style-name="gr1" draw:text-style-name="P1" draw:layer="layout" svg:width="9.172cm" svg:height="6.108cm" svg:x="0.2cm" svg:y="0.192cm">
          <draw:image xlink:href="Pictures/1000000000000400000002AA3F5E97AFD73C787E.jpg" xlink:type="simple" xlink:show="embed" xlink:actuate="onLoad" loext:mime-type="image/jpeg">
            <text:p/>
          </draw:image>
        </draw:frame>
        <draw:line draw:style-name="gr2" draw:text-style-name="P1" draw:layer="layout" svg:x1="9.5cm" svg:y1="2.8cm" svg:x2="12.1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9-20T16:56:09.056232873</dc:date>
    <meta:editing-duration>PT4M9S</meta:editing-duration>
    <meta:editing-cycles>3</meta:editing-cycles>
    <meta:generator>LibreOffice/6.1.0.3$MacOSX_X86_64 LibreOffice_project/efb621ed25068d70781dc026f7e9c5187a4decd1</meta:generator>
    <meta:document-statistic meta:object-count="3"/>
  </office:meta>
</office:document-meta>
</file>